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Numbering_20_1">
      <style:paragraph-properties>
        <style:tab-stops/>
      </style:paragraph-properties>
    </style:style>
    <style:style style:name="P2" style:family="paragraph" style:parent-style-name="Numbering_20_1">
      <style:paragraph-properties>
        <style:tab-stops/>
      </style:paragraph-properties>
      <style:text-properties officeooo:paragraph-rsid="000344ec"/>
    </style:style>
    <style:style style:name="P3" style:family="paragraph" style:parent-style-name="Numbering_20_2" style:master-page-name="">
      <loext:graphic-properties draw:fill="none"/>
      <style:paragraph-properties fo:margin-left="0cm" fo:margin-right="0cm" fo:margin-top="0cm" fo:margin-bottom="0.212cm" style:contextual-spacing="false" fo:line-height="115%" fo:text-indent="0cm" style:auto-text-indent="false" style:page-number="auto" fo:background-color="transparent">
        <style:tab-stops/>
      </style:paragraph-properties>
      <style:text-properties officeooo:paragraph-rsid="000344ec"/>
    </style:style>
    <style:style style:name="P4" style:family="paragraph" style:parent-style-name="Standard" style:master-page-name="">
      <loext:graphic-properties draw:fill="none"/>
      <style:paragraph-properties fo:margin-left="0.7cm" fo:margin-right="0cm" fo:text-indent="-0.7cm" style:auto-text-indent="false" style:page-number="auto" fo:background-color="transparent"/>
      <style:text-properties officeooo:paragraph-rsid="000344ec"/>
    </style:style>
    <style:style style:name="P5" style:family="paragraph" style:parent-style-name="Standard">
      <loext:graphic-properties draw:fill="none"/>
      <style:paragraph-properties fo:margin-left="0.7cm" fo:margin-right="0cm" fo:text-indent="-0.7cm" style:auto-text-indent="false" fo:background-color="transparent"/>
      <style:text-properties officeooo:paragraph-rsid="000344ec"/>
    </style:style>
    <style:style style:name="T1" style:family="text">
      <style:text-properties officeooo:rsid="00033f9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34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.1<text:tab/>K</text:span><text:span text:style-name="T2">оманди для моніторингу стану процесів</text:span><text:span text:style-name="T1">:</text:span></text:p>
      <text:p text:style-name="P1"><text:tab/>1. top — відображає активні процеси в реальному часі. Щоб переглянути можливі параметри `man top`.</text:p>
      <text:p text:style-name="P1"><text:tab/>2. htop — вдосконалена версія `top`, що має більш зручний інтерфейс. Щоб переглянути параметри `man htop`.</text:p>
      <text:p text:style-name="P1"><text:tab/>3. ps — показує список процесів. Для перегляду параметрів `man ps`. Наприклад, `ps aux` відображає всі процеси з детальною інформацією.</text:p>
      <text:p text:style-name="P1"><text:tab/>4. pgrep — дозволяє знаходити процеси за назвою або іншими критеріями. `man pgrep` для деталей.</text:p>
      <text:p text:style-name="P2"><text:tab/>5. pidof — виводить PID процесу за його назвою. Щоб переглянути параметри `man pidof`.</text:p>
      <text:p text:style-name="P2"><text:tab/>6. pstree — відображає процеси у вигляді дерева, показуючи їх ієрархію. Щоб переглянути параметри `man pstree`.</text:p>
      <text:p text:style-name="P2"><text:tab/>7. vmstat — показує інформацію про пам’ять, процеси, систему. Щоб переглянути параметри <text:s/>`man vmstat`.</text:p>
      <text:p text:style-name="P4"><text:span text:style-name="T3">2.2<text:tab/>Ні, команда ps не може </text:span><text:bookmark text:name="docs-internal-guid-a8257b47-7fff-b45e-022d-b0cbb2acb57d"/><text:span text:style-name="T3">відслідковувати стан процесів у реальному часі. Для цієї задачі краще використовувати команди top або htop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40:02.175430579</meta:creation-date>
    <dc:date>2024-10-15T12:06:50.213925456</dc:date>
    <meta:editing-duration>PT50S</meta:editing-duration>
    <meta:editing-cycles>1</meta:editing-cycles>
    <meta:document-statistic meta:table-count="0" meta:image-count="0" meta:object-count="0" meta:page-count="1" meta:paragraph-count="9" meta:word-count="130" meta:character-count="917" meta:non-whitespace-character-count="781"/>
    <meta:generator>LibreOffice/24.2.5.2$Linux_X86_64 LibreOffice_project/420$Build-2</meta:generator>
  </office:meta>
</office:document-meta>
</file>